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f17b" officeooo:paragraph-rsid="001bf17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bf17b" officeooo:paragraph-rsid="001bf17b" style:font-weight-asian="bold" style:font-weight-complex="bold"/>
    </style:style>
    <style:style style:name="P3" style:family="paragraph" style:parent-style-name="Standard">
      <style:text-properties officeooo:rsid="001bf17b" officeooo:paragraph-rsid="0024241e"/>
    </style:style>
    <style:style style:name="T1" style:family="text">
      <style:text-properties officeooo:rsid="001deeed"/>
    </style:style>
    <style:style style:name="T2" style:family="text">
      <style:text-properties officeooo:rsid="001f33cb"/>
    </style:style>
    <style:style style:name="T3" style:family="text">
      <style:text-properties officeooo:rsid="0020da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uas turmas</text:p>
      <text:p text:style-name="P1"/>
      <text:p text:style-name="P3">Turma B – <text:span text:style-name="T1">Segunda 13:30 as 16:30 </text:span><text:span text:style-name="T2">(sala </text:span><text:span text:style-name="T3">SENE)</text:span></text:p>
      <text:p text:style-name="P3">Turma <text:tab/>A – Sexta 8:30 as 11:50 <text:span text:style-name="T2">(sala 106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1T17:36:19.838908391</meta:creation-date>
    <dc:date>2022-08-26T08:02:25.109236014</dc:date>
    <meta:editing-duration>PT10M13S</meta:editing-duration>
    <meta:editing-cycles>6</meta:editing-cycles>
    <meta:generator>LibreOffice/7.3.4.2$Linux_X86_64 LibreOffice_project/30$Build-2</meta:generator>
    <meta:document-statistic meta:table-count="0" meta:image-count="0" meta:object-count="0" meta:page-count="1" meta:paragraph-count="3" meta:word-count="18" meta:character-count="96" meta:non-whitespace-character-count="78"/>
  </office:meta>
</office:document-meta>
</file>